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" fo:font-size="9pt" style:font-size-asian="9pt" style:font-size-complex="9pt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row table:style-name="ro1">
          <table:table-cell table:style-name="ce1" office:value-type="string">
            <text:p>Test status per 28 december 2008, 22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DoubleTests: int == double?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New Let tests fail problems with named types/subtyping.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office:value-type="string">
            <text:p>RelationComprhension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Bodies of statements are turned into (not-executed)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 office:value-type="string">
            <text:p>Various typecheking errors related to &amp;T; sort wrong (again?)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Similar errors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9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5"/>
          <table:table-cell office:value-type="string">
            <text:p>Can not redeclare a named type CharRanges with a tree sort type.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Mysterious error for larger values, e.g. Ack(10,10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cgen.fdl</text:p>
          </table:table-cell>
          <table:table-cell table:style-name="ce5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5"/>
          <table:table-cell office:value-type="string">
            <text:p>Set - <text:s/>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<text:span text:style-name="T1">We </text:span><text:span text:style-name="T2">need</text:span><text:span text:style-name="T1"> a form of quoting to avoid problems with calls to undefined functions</text:span>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ases en Rules worden zowel in Generators.sdf als Expressions.sdf gedefinieerd</text:p>
          </table:table-cell>
          <table:table-cell office:value-type="string">
            <text:p>Verwijder uit Expressions.sdf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Add a ternary match operator: match pat on expr provided condition</text:p>
          </table:table-cell>
          <table:table-cell office:value-type="string">
            <text:p>Allows backtracking over alternative matche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Range syntax still unstatisfactory, we have to write <text:span text:style-name="T3">[1, ... , N]</text:span> (mind the spaces).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/>== (en ~=, ~!) moet sterker binden dan || of &amp;&amp;</text:p>
          </table:table-cell>
          <table:table-cell office:value-type="string">
            <text:p>if ((size(V1) == 0) || (size(V2) == 0)){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2">01/02/2009</text:date>, <text:time>17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02T17:09:30</dc:date>
    <meta:editing-cycles>90</meta:editing-cycles>
    <meta:editing-duration>PT195H58M57S</meta:editing-duration>
    <meta:document-statistic meta:table-count="7" meta:cell-count="1171" meta:object-count="0"/>
    <meta:user-defined meta:name="Info 1"/>
    <meta:user-defined meta:name="Info 2"/>
    <meta:user-defined meta:name="Info 3"/>
    <meta:user-defined meta:name="Info 4"/>
  </office:meta>
</office:document-meta>
</file>